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style:font-name="Roboto Medium" fo:font-size="14pt" officeooo:rsid="000a81eb" officeooo:paragraph-rsid="000a81eb" style:font-size-asian="12.25pt" style:font-size-complex="14pt"/>
    </style:style>
    <style:style style:name="P2" style:family="paragraph" style:parent-style-name="Preformatted_20_Text">
      <style:paragraph-properties fo:text-align="end" style:justify-single-word="false"/>
      <style:text-properties style:font-name="Roboto Medium" fo:font-size="14pt" fo:font-weight="bold" officeooo:rsid="000a81eb" officeooo:paragraph-rsid="000a81eb" style:font-size-asian="12.25pt" style:font-weight-asian="bold" style:font-size-complex="14pt" style:font-weight-complex="bold"/>
    </style:style>
    <style:style style:name="P3" style:family="paragraph" style:parent-style-name="Preformatted_20_Text">
      <style:paragraph-properties fo:text-align="justify" style:justify-single-word="false"/>
      <style:text-properties style:font-name="Roboto Medium" fo:font-size="12pt" fo:font-style="normal" fo:font-weight="normal" officeooo:rsid="000a81eb" officeooo:paragraph-rsid="000a81eb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 equipo CEAT se reune en Granada: el estado del proyecto y los logros alcanzados</text:p>
      <text:p text:style-name="P1"/>
      <text:p text:style-name="P3">El pasado 25 de enero, el equipo del proyecto CEAT mantuvo una reunión semipresencial en la que se trataron diversos temas relacionados con el estado del proyecto, logros alcanzados, y futuros reto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12:41:31.248794715</dc:date>
    <meta:editing-duration>PT5M31S</meta:editing-duration>
    <meta:editing-cycles>1</meta:editing-cycles>
    <meta:document-statistic meta:table-count="0" meta:image-count="0" meta:object-count="0" meta:page-count="1" meta:paragraph-count="2" meta:word-count="47" meta:character-count="282" meta:non-whitespace-character-count="236"/>
    <meta:generator>LibreOffice/6.4.7.2$Linux_X86_64 LibreOffice_project/40$Build-2</meta:generator>
  </office:meta>
</office:document-meta>
</file>